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STITUTO DE EDUCACION SUPERIOR TECNOLOGICO PUBLICO DE ABANCA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A CRUZ VARGAS, JOSE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2054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0.8474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.54</text:p>
            <text:p text:style-name="P12"/>
          </table:table-cell>
        </table:table-row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5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14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